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8c9" officeooo:paragraph-rsid="001268c9"/>
    </style:style>
    <style:style style:name="P2" style:family="paragraph" style:parent-style-name="Standard">
      <style:text-properties officeooo:paragraph-rsid="001268c9"/>
    </style:style>
    <style:style style:name="P3" style:family="paragraph" style:parent-style-name="Standard">
      <style:text-properties officeooo:rsid="00142577" officeooo:paragraph-rsid="00142577"/>
    </style:style>
    <style:style style:name="P4" style:family="paragraph" style:parent-style-name="Standard">
      <style:text-properties officeooo:rsid="0015633c" officeooo:paragraph-rsid="0015633c"/>
    </style:style>
    <style:style style:name="P5" style:family="paragraph" style:parent-style-name="Standard">
      <style:text-properties officeooo:paragraph-rsid="0015633c"/>
    </style:style>
    <style:style style:name="P6" style:family="paragraph" style:parent-style-name="Standard">
      <style:text-properties style:use-window-font-color="true" officeooo:rsid="0015633c" officeooo:paragraph-rsid="0015633c"/>
    </style:style>
    <style:style style:name="P7" style:family="paragraph" style:parent-style-name="Standard">
      <style:text-properties officeooo:paragraph-rsid="0016bf80"/>
    </style:style>
    <style:style style:name="P8" style:family="paragraph" style:parent-style-name="Standard">
      <style:text-properties fo:color="#c9211e" officeooo:rsid="0016bf80" officeooo:paragraph-rsid="0015633c"/>
    </style:style>
    <style:style style:name="P9" style:family="paragraph" style:parent-style-name="Standard">
      <style:text-properties officeooo:rsid="0016bf80" officeooo:paragraph-rsid="0016bf80"/>
    </style:style>
    <style:style style:name="P10" style:family="paragraph" style:parent-style-name="Standard">
      <style:text-properties officeooo:rsid="0016bf80" officeooo:paragraph-rsid="0017331a"/>
    </style:style>
    <style:style style:name="P11" style:family="paragraph" style:parent-style-name="Standard">
      <style:text-properties officeooo:rsid="0017331a" officeooo:paragraph-rsid="0017331a"/>
    </style:style>
    <style:style style:name="P12" style:family="paragraph" style:parent-style-name="Standard">
      <style:text-properties officeooo:paragraph-rsid="0017331a"/>
    </style:style>
    <style:style style:name="P13" style:family="paragraph" style:parent-style-name="Standard">
      <style:text-properties officeooo:rsid="00192ce2" officeooo:paragraph-rsid="00192ce2"/>
    </style:style>
    <style:style style:name="P14" style:family="paragraph" style:parent-style-name="Standard">
      <style:text-properties officeooo:rsid="00192ce2" officeooo:paragraph-rsid="00196092"/>
    </style:style>
    <style:style style:name="P15" style:family="paragraph" style:parent-style-name="Standard">
      <style:text-properties officeooo:paragraph-rsid="00192ce2"/>
    </style:style>
    <style:style style:name="P16" style:family="paragraph" style:parent-style-name="Standard">
      <style:text-properties officeooo:paragraph-rsid="00196092"/>
    </style:style>
    <style:style style:name="T1" style:family="text">
      <style:text-properties officeooo:rsid="001268c9"/>
    </style:style>
    <style:style style:name="T2" style:family="text">
      <style:text-properties officeooo:rsid="00142577"/>
    </style:style>
    <style:style style:name="T3" style:family="text">
      <style:text-properties officeooo:rsid="0015633c"/>
    </style:style>
    <style:style style:name="T4" style:family="text">
      <style:text-properties officeooo:rsid="0016bf80"/>
    </style:style>
    <style:style style:name="T5" style:family="text">
      <style:text-properties fo:color="#c9211e"/>
    </style:style>
    <style:style style:name="T6" style:family="text">
      <style:text-properties fo:color="#c9211e" officeooo:rsid="0016bf80"/>
    </style:style>
    <style:style style:name="T7" style:family="text">
      <style:text-properties style:use-window-font-color="true" officeooo:rsid="0016bf80"/>
    </style:style>
    <style:style style:name="T8" style:family="text">
      <style:text-properties officeooo:rsid="0017331a"/>
    </style:style>
    <style:style style:name="T9" style:family="text">
      <style:text-properties officeooo:rsid="00192ce2"/>
    </style:style>
    <style:style style:name="T10" style:family="text">
      <style:text-properties officeooo:rsid="00196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e: Jhayson de Brito Jales</text:p>
      <text:p text:style-name="Standard"/>
      <text:p text:style-name="Standard"/>
      <text:p text:style-name="Standard">1) Cite 2 dispositivos intermediários:</text:p>
      <text:p text:style-name="P1">R: roteador e switch.</text:p>
      <text:p text:style-name="P1"/>
      <text:p text:style-name="P1"/>
      <text:p text:style-name="P1">2) Qual infraestrutura de rede fornece acesso aos usuários e dispositivos finais em uma pequena área?</text:p>
      <text:p text:style-name="P2"><text:span text:style-name="T1">R: as redes lans (local area network), fornecem </text:span>infraestrutura de rede para pequenas áreas geográficas, <text:span text:style-name="T2">ou seja, são as redes lans que fornecem acesso aos usuários e dispositivos finais em uma área pequena.</text:span></text:p>
      <text:p text:style-name="P2"/>
      <text:p text:style-name="P2"/>
      <text:p text:style-name="P2">3) Ter vários caminhos para um destino é conhecido como redundância. Este é um exemplo de qual característica da arquitetura de rede?</text:p>
      <text:p text:style-name="P3">R: A redundância age com o intuito de evitar falhas, uma arquitetura de redes que utiliza-se de redundância <text:s/>é uma rede tole<text:span text:style-name="T3">ra</text:span>nte a falhas, <text:span text:style-name="T3">pois limita o número de indivíduos afetas mediante uma falha.</text:span></text:p>
      <text:p text:style-name="P3"/>
      <text:p text:style-name="P3"/>
      <text:p text:style-name="P5"><text:span text:style-name="T3">4) </text:span>Que ameaça descreve um ataque à rede ocorre no dia em que uma vulnerabilidade se torna conhecida?</text:p>
      <text:p text:style-name="P5"><text:span text:style-name="T3">R: “zero-day” são a</text:span>taques <text:span text:style-name="T3">realizados</text:span> antes mesmo de uma vulnerabilidade se tornar conhecida.</text:p>
      <text:p text:style-name="P4"/>
      <text:p text:style-name="P4"/>
      <text:p text:style-name="P5"><text:span text:style-name="T3">5) </text:span>Um técnico descobriu um software instalado em um computador que estava secretamente coletando dados sobre sites visitados por usuários do computador. Que tipo de ameaça é esta?</text:p>
      <text:p text:style-name="P4">R: <text:span text:style-name="T6">em duvida</text:span></text:p>
      <text:p text:style-name="P8"/>
      <text:p text:style-name="P8"/>
      <text:p text:style-name="P6">6) O que é um ISP?</text:p>
      <text:p text:style-name="P7"><text:span text:style-name="T7">R: internet service provider(ISP), são </text:span>provedores de internet, <text:span text:style-name="T4">ou seja, são organizações que proveem o acesso à internet.</text:span></text:p>
      <text:p text:style-name="P7"/>
      <text:p text:style-name="P7"/>
      <text:p text:style-name="P7">7) Que tipo de arquitetura de redes permite que ela cresça para comportar novos usuários, mas sem comprometer o desempenho do serviço disponível para os usuários atuais?</text:p>
      <text:p text:style-name="P10">R: <text:s/><text:span text:style-name="T5">em duvida</text:span></text:p>
      <text:p text:style-name="P9"/>
      <text:p text:style-name="P9"/>
      <text:p text:style-name="P11">8) O que é uma VPN? Pra que serve?</text:p>
      <text:p text:style-name="P12"><text:span text:style-name="T8">R: </text:span><text:span text:style-name="T9">As VPN</text:span><text:span text:style-name="T8">(virtual private network) mascaram seu endereço de protocolo de Internet (IP) para </text:span><text:span text:style-name="T9">dificultar</text:span><text:span text:style-name="T8"> que suas ações online sejam detectáveis. </text:span><text:span text:style-name="T9">O</text:span><text:span text:style-name="T8">s serviços VPN estabelecem conexões seguras e criptografadas para proporcionar maior privacidade </text:span><text:span text:style-name="T9">em conexões</text:span><text:span text:style-name="T8"> Wi-Fi. </text:span></text:p>
      <text:p text:style-name="P11"/>
      <text:p text:style-name="P11"/>
      <text:p text:style-name="P11">9) Que tipo de cabo de rede é utilizado para conectar dois dispositivos iguais?</text:p>
      <text:p text:style-name="P15"><text:span text:style-name="T9">R: <text:s/></text:span>O cabo Crossover conecta dispositivos iguais.</text:p>
      <text:p text:style-name="P15"/>
      <text:p text:style-name="P15"/>
      <text:p text:style-name="P15"><text:soft-page-break/>10) Como um dispositivo final é identificado na rede?</text:p>
      <text:p text:style-name="P14">R: <text:span text:style-name="T6">em duvida</text:span></text:p>
      <text:p text:style-name="P13"/>
      <text:p text:style-name="P13"/>
      <text:p text:style-name="P13">11) Qual é o tipo de topologia de rede na qual todos os dispositivos estão conectados entre si?</text:p>
      <text:p text:style-name="P16"><text:span text:style-name="T10">R: Em uma topologia de m</text:span>alha <text:span text:style-name="T10">todos os dispositivos estão conectados entre si.</text:span></text:p>
      <text:p text:style-name="P16"/>
      <text:p text:style-name="P16"/>
      <text:p text:style-name="P16">12) Como um cabo de fibra óptica transmite os seus dados?</text:p>
      <text:p text:style-name="P16"><text:span text:style-name="T10">R: Em um cabo de fi</text:span>bra óptica <text:span text:style-name="T10">ha </text:span>uma fibra de vidro dentro do cabo, <text:span text:style-name="T10">responsável por transmitir os dados por meio de pulsos de lu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09:09:23.749832803</meta:creation-date>
    <dc:date>2022-03-28T10:12:05.941343283</dc:date>
    <meta:editing-duration>PT39M4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381" meta:character-count="2279" meta:non-whitespace-character-count="1919"/>
  </office:meta>
</office:document-meta>
</file>